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6.111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9937in"/>
    </style:style>
    <style:style style:name="co7" style:family="table-column">
      <style:table-column-properties fo:break-before="auto" style:column-width="8.06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ensy-load-bom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5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Reference</text:p>
          </table:table-cell>
          <table:table-cell table:style-name="ce12" office:value-type="string" calcext:value-type="string">
            <text:p>Quanti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Footprint</text:p>
          </table:table-cell>
          <table:table-cell table:style-name="ce12" office:value-type="string" calcext:value-type="string">
            <text:p>FP check</text:p>
          </table:table-cell>
          <table:table-cell table:style-name="ce14" office:value-type="string" calcext:value-type="string">
            <text:p>MPN</text:p>
          </table:table-cell>
          <table:table-cell table:style-name="ce11" office:value-type="string" calcext:value-type="string">
            <text:p>Datasheet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C101 C201 C30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OK</text:p>
          </table:table-cell>
          <table:table-cell office:value-type="float" office:value="885012207098" calcext:value-type="float">
            <text:p>885012207098</text:p>
          </table:table-cell>
          <table:table-cell office:value-type="string" calcext:value-type="string">
            <text:p><text:a xlink:href="https://www.mouser.at/datasheet/2/445/885012207098-1727748.pdf" xlink:type="simple">https://www.mouser.at/datasheet/2/445/885012207098-1727748.pdf
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N914BW RH</text:p>
          </table:table-cell>
          <table:table-cell office:value-type="string" calcext:value-type="string">
            <text:p><text:a xlink:href="https://www.mouser.at/datasheet/2/395/1N4148W_SERIES_K1804-1519318.pdf" xlink:type="simple">https://www.mouser.at/datasheet/2/395/1N4148W_SERIES_K1804-1519318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MKDS-3-2-5.08_1x02_P5.08mm_Horizont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B010-508-02BE</text:p>
          </table:table-cell>
          <table:table-cell office:value-type="string" calcext:value-type="string">
            <text:p><text:a xlink:href="https://www.mouser.at/datasheet/2/670/tb010-508-1550629.pdf" xlink:type="simple">https://www.mouser.at/datasheet/2/670/tb010-508-1550629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teensy-load:HeatSink_RA_T2X_64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A-T2X-64E</text:p>
          </table:table-cell>
          <table:table-cell office:value-type="string" calcext:value-type="string">
            <text:p><text:a xlink:href="https://www.ohmite.com/assets/docs/sink_f_r.pdf" xlink:type="simple">https://www.ohmite.com/assets/docs/sink_f_r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14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TS141BKSA1</text:p>
          </table:table-cell>
          <table:table-cell office:value-type="string" calcext:value-type="string">
            <text:p><text:a xlink:href="https://www.infineon.com/dgdl/Infineon-BTS141-DS-v01_00-EN.pdf" xlink:type="simple">https://www.infineon.com/dgdl/Infineon-BTS141-DS-v01_00-EN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1 R20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1K0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2 R2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220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3 R20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22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1K0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, 3W</text:p>
          </table:table-cell>
          <table:table-cell office:value-type="string" calcext:value-type="string">
            <text:p>teensy-load:Sense_Resist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MCJ2U00R01FS</text:p>
          </table:table-cell>
          <table:table-cell office:value-type="string" calcext:value-type="string">
            <text:p><text:a xlink:href="https://www.mouser.at/datasheet/2/611/rmc-series-1074317.pdf" xlink:type="simple">https://www.mouser.at/datasheet/2/611/rmc-series-1074317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1 R30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CW040239K0FKEDC</text:p>
          </table:table-cell>
          <table:table-cell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2 R3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CW120627K0FKEAC</text:p>
          </table:table-cell>
          <table:table-cell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3 R30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33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GP0805F18K</text:p>
          </table:table-cell>
          <table:table-cell office:value-type="string" calcext:value-type="string">
            <text:p><text:a xlink:href="https://www.mouser.at/datasheet/2/418/NG_DS_9-1773463-9_A-1358566.pdf" xlink:type="simple">https://www.mouser.at/datasheet/2/418/NG_DS_9-1773463-9_A-1358566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CW08052K00FKEAC</text:p>
          </table:table-cell>
          <table:table-cell office:value-type="string" calcext:value-type="string">
            <text:p><text:a xlink:href="https://www.mouser.at/datasheet/2/427/crcwce3-1762584.pdf" xlink:type="simple">https://www.mouser.at/datasheet/2/427/crcwce3-1762584.pdf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teensy-load:TEENSY_4.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ENSY 4.0</text:p>
          </table:table-cell>
          <table:table-cell office:value-type="string" calcext:value-type="string">
            <text:p><text:a xlink:href="https://www.pjrc.com/store/teensy40.html" xlink:type="simple">https://www.pjrc.com/store/teensy40.html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4333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LV4333IDR</text:p>
          </table:table-cell>
          <table:table-cell office:value-type="string" calcext:value-type="string">
            <text:p><text:a xlink:href="http://www.ti.com/general/docs/suppproductinfo.tsp?distId=26&amp;gotoUrl=http%3A%2F%2Fwww.ti.com%2Flit%2Fgpn%2Ftlv4333" xlink:type="simple">http://www.ti.com/general/docs/suppproductinfo.tsp?distId=26&amp;gotoUrl=http%3A%2F%2Fwww.ti.com%2Flit%2Fgpn%2Ftlv4333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201 U3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C6571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AC6571IDBVR</text:p>
          </table:table-cell>
          <table:table-cell office:value-type="string" calcext:value-type="string">
            <text:p><text:a xlink:href="http://www.ti.com/general/docs/suppproductinfo.tsp?distId=26&amp;gotoUrl=http%3A%2F%2Fwww.ti.com%2Flit%2Fgpn%2Fdac6571" xlink:type="simple">http://www.ti.com/general/docs/suppproductinfo.tsp?distId=26&amp;gotoUrl=http%3A%2F%2Fwww.ti.com%2Flit%2Fgpn%2Fdac6571</text:a>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3:00:10.390739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8T21:13:09.276145796</dc:date>
    <meta:editing-duration>PT12M46S</meta:editing-duration>
    <meta:editing-cycles>3</meta:editing-cycles>
    <meta:generator>LibreOffice/6.4.2.2$Linux_X86_64 LibreOffice_project/40$Build-2</meta:generator>
    <meta:document-statistic meta:table-count="1" meta:cell-count="133" meta:object-count="0"/>
  </office:meta>
</office:document-meta>
</file>